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0bf21" officeooo:paragraph-rsid="0000bf21"/>
    </style:style>
    <style:style style:name="P2" style:family="paragraph" style:parent-style-name="Standard">
      <style:paragraph-properties fo:text-align="center" style:justify-single-word="false"/>
      <style:text-properties officeooo:rsid="0000bf21" officeooo:paragraph-rsid="0000bf21"/>
    </style:style>
    <style:style style:name="P3" style:family="paragraph" style:parent-style-name="Standard">
      <style:text-properties officeooo:rsid="00039de6" officeooo:paragraph-rsid="00039de6"/>
    </style:style>
    <style:style style:name="P4" style:family="paragraph" style:parent-style-name="Standard">
      <style:text-properties officeooo:rsid="000591e6" officeooo:paragraph-rsid="000591e6"/>
    </style:style>
    <style:style style:name="P5" style:family="paragraph" style:parent-style-name="Standard">
      <style:text-properties officeooo:rsid="0005f0c9" officeooo:paragraph-rsid="0005f0c9"/>
    </style:style>
    <style:style style:name="P6" style:family="paragraph" style:parent-style-name="Standard">
      <style:text-properties officeooo:rsid="0006f302" officeooo:paragraph-rsid="0006f302"/>
    </style:style>
    <style:style style:name="P7" style:family="paragraph" style:parent-style-name="Standard">
      <style:paragraph-properties fo:break-before="page"/>
      <style:text-properties officeooo:rsid="000591e6" officeooo:paragraph-rsid="000591e6"/>
    </style:style>
    <style:style style:name="P8" style:family="paragraph" style:parent-style-name="Standard" style:list-style-name="L1">
      <style:text-properties officeooo:rsid="00039de6" officeooo:paragraph-rsid="00039de6"/>
    </style:style>
    <style:style style:name="T1" style:family="text">
      <style:text-properties officeooo:rsid="0000dacf"/>
    </style:style>
    <style:style style:name="T2" style:family="text">
      <style:text-properties officeooo:rsid="0005f0c9"/>
    </style:style>
    <style:style style:name="T3" style:family="text">
      <style:text-properties style:text-position="sub 58%"/>
    </style:style>
    <style:style style:name="T4" style:family="text">
      <style:text-properties officeooo:rsid="0006f30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Function Identity</text:p>
      <text:p text:style-name="P2">by Sven Nilsen, 2017</text:p>
      <text:p text:style-name="P1"/>
      <text:p text:style-name="P1">Some people get confused by how path semantics treats function identity. This is because of the semantics of functions in path semantics is stricter than how most people think of them in programming. <text:span text:style-name="T1">In many theories of mathematics, one uses axioms to define a class of objects and then treat functions as mere computational expressions on these objects, by using the axioms as a safety net for consistency. However, in path semantics one must pay extra attention to the use of functions.</text:span></text:p>
      <text:p text:style-name="P1"/>
      <text:p text:style-name="P3">In path semantics, two functions are identical when “everything that can be said” about the two functions are the same: They must be logically equivalent.</text:p>
      <text:p text:style-name="P3"/>
      <text:p text:style-name="P3"><text:tab/>f &lt;=&gt; h</text:p>
      <text:p text:style-name="P3"/>
      <text:p text:style-name="P3">Some ways to disprove logical equivalence:</text:p>
      <text:p text:style-name="P3"/>
      <text:list xml:id="list2907493901695332786" text:style-name="L1">
        <text:list-item>
          <text:p text:style-name="P8">Any path sets of normal paths are not equivalent</text:p>
        </text:list-item>
        <text:list-item>
          <text:p text:style-name="P8">Any existential paths, constrained or not, are not logically equivalent</text:p>
        </text:list-item>
        <text:list-item>
          <text:p text:style-name="P8">Any probabilistic existential paths, constrained or not, are not logically equivalent</text:p>
        </text:list-item>
        <text:list-item>
          <text:p text:style-name="P8">Probabilistic paths predicts different probabilities</text:p>
        </text:list-item>
      </text:list>
      <text:p text:style-name="P3"/>
      <text:p text:style-name="P4">For example, when you define a function like this:</text:p>
      <text:p text:style-name="P4"/>
      <text:p text:style-name="P4"><text:tab/>f := \(x : nat, y : nat) = x + y</text:p>
      <text:p text:style-name="P4"/>
      <text:p text:style-name="P4">You are not allowed to “control” the arguments in any way, they must be allowed to take any value within their type. This does not mean you are allowed to choose “how” to control them, on the contrary, the arguments can only behave in a particular way, which is to form Cartesian products of any element from their respective types.</text:p>
      <text:p text:style-name="P4"/>
      <text:p text:style-name="P4"><text:tab/>(x, y)<text:tab/><text:tab/><text:tab/>Any Cartesian product can be constructed of type `(nat, nat)`</text:p>
      <text:p text:style-name="P4"/>
      <text:p text:style-name="P4">If you are restricting the arguments in any way, then you are no longer talking about the same function. What you are doing is adding input constraints, which in path semantics changes the meaning of the function. <text:span text:style-name="T2">This is why it is called “path semantics”, because functions have strict semantics related to how they are related in path semantical space. This is a space where “everything that can be said” is used to reason about functions.</text:span></text:p>
      <text:p text:style-name="P4"/>
      <text:p text:style-name="P4"/>
      <text:p text:style-name="P7">For example, assume that the two arguments are <text:span text:style-name="T2">equal:</text:span></text:p>
      <text:p text:style-name="P4"/>
      <text:p text:style-name="P4"><text:tab/><text:span text:style-name="T2">f(x, x)</text:span></text:p>
      <text:p text:style-name="P4"/>
      <text:p text:style-name="P5">This is the same as adding the following cross-argument constraint:</text:p>
      <text:p text:style-name="P5"/>
      <text:p text:style-name="P5"><text:tab/>f{[eq] true}</text:p>
      <text:p text:style-name="P5"/>
      <text:p text:style-name="P5">This is a partial function, while `f` is a total function. The partial function is not unique in the function space `nat ⨯ nat → nat`:</text:p>
      <text:p text:style-name="P5"/>
      <text:p text:style-name="P5"><text:tab/>f[id] &lt;=&gt; {f}</text:p>
      <text:p text:style-name="P5"><text:tab/>f{[eq] true}[id] &lt;=&gt; {f<text:span text:style-name="T3">0</text:span>, f<text:span text:style-name="T3">1</text:span>, ...}</text:p>
      <text:p text:style-name="P5"/>
      <text:p text:style-name="P5">Any function that returns `2x` when the arguments are equal is included in the path set. Since the path sets are not equivalent, it means the two functions are not identical.</text:p>
      <text:p text:style-name="P5"/>
      <text:p text:style-name="P5">Why does this matter? Because when you define a probabilistic existential paths for a class of functions, adding any domain constraint will change the prediction of probabilities.</text:p>
      <text:p text:style-name="P5"/>
      <text:p text:style-name="P5">If you have a higher order path semantical function like this (just making up something):</text:p>
      <text:p text:style-name="P5"/>
      <text:p text:style-name="P5"><text:tab/>∧f := \(f : nat → nat) = <text:span text:style-name="T4">\(x : nat) = (</text:span>∃f<text:span text:style-name="T4">)(x)</text:span> ∧ <text:span text:style-name="T4">(</text:span>∃f{[even] true}<text:span text:style-name="T4">)(x)</text:span></text:p>
      <text:p text:style-name="P5"/>
      <text:p text:style-name="P6">You are allowed to insert a domain constraint, but you must do it everywhere in the expression. A shorter way of writing the function above is:</text:p>
      <text:p text:style-name="P6"/>
      <text:p text:style-name="P6"><text:tab/><text:span text:style-name="T2">∧f := \(f : nat → nat) = ∃f ∧ ∃f{[even] true}</text:span></text:p>
      <text:p text:style-name="P6"/>
      <text:p text:style-name="P6">Inserting a function `inc` with domain constraint `{(&lt; 20)}`:</text:p>
      <text:p text:style-name="P6"/>
      <text:p text:style-name="P6"><text:tab/><text:span text:style-name="T2">∧</text:span>inc{(&lt; 20)}<text:span text:style-name="T2"> := ∃</text:span>inc{(&lt; 20)}<text:span text:style-name="T2"> ∧ ∃</text:span>inc{(&lt; 20)}<text:span text:style-name="T2">{[even] true}</text:span></text:p>
      <text:p text:style-name="P6"><text:tab/><text:span text:style-name="T2">∧</text:span>inc{(&lt; 20)}<text:span text:style-name="T2"> := ∃</text:span>inc{(&lt; 20)}<text:span text:style-name="T2"> ∧ ∃</text:span>inc{(&lt; 20) ∧ [even] true}</text:p>
      <text:p text:style-name="P6"/>
      <text:p text:style-name="P6">Higher order path semantics can only be possibly consistent when domain constraints are quantified over for the whole expression. This includes any attempt to “restrict” or “control” the arguments in any way.</text:p>
      <text:p text:style-name="P6"/>
      <text:p text:style-name="P6">If you want to restrict the input in higher order path semantics, you need to do this on the argument type. For example, the following is valid:</text:p>
      <text:p text:style-name="P6"/>
      <text:p text:style-name="P6"><text:tab/><text:span text:style-name="T2">∧f’ := \(f : nat ∧ </text:span>(&lt; 20)<text:span text:style-name="T2"> → nat) = ∃f ∧ ∃f{[even] true}</text:span></text:p>
      <text:p text:style-name="P6"/>
      <text:p text:style-name="P6">Notice that `<text:span text:style-name="T2">∧f’</text:span>` is not logically equivalent to `<text:span text:style-name="T2">∧f</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3T14:56:48.718205000</meta:creation-date>
    <dc:date>2017-07-30T18:27:08.809740000</dc:date>
    <meta:editing-duration>PT14M25S</meta:editing-duration>
    <meta:editing-cycles>2</meta:editing-cycles>
    <meta:generator>LibreOffice/5.1.2.2$MacOSX_X86_64 LibreOffice_project/d3bf12ecb743fc0d20e0be0c58ca359301eb705f</meta:generator>
    <meta:document-statistic meta:table-count="0" meta:image-count="0" meta:object-count="0" meta:page-count="2" meta:paragraph-count="35" meta:word-count="627" meta:character-count="3578" meta:non-whitespace-character-count="2976"/>
  </office:meta>
</office:document-meta>
</file>